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e98cb" officeooo:paragraph-rsid="000e98cb"/>
    </style:style>
    <style:style style:name="T1" style:family="text">
      <style:text-properties officeooo:rsid="000f477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35b0b"/>
    </style:style>
    <style:style style:name="T4" style:family="text">
      <style:text-properties officeooo:rsid="00135b0b"/>
    </style:style>
    <style:style style:name="T5" style:family="text">
      <style:text-properties officeooo:rsid="00146e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3_TA(<text:span text:style-name="T2">A1</text:span>, A2, A3, A4, A5, A6, A7, A8, A9, <text:span text:style-name="T4">#</text:span>A10)</text:p>
      <text:p text:style-name="P1">TP3_TB(<text:span text:style-name="T2">A11</text:span>, A12, A13, <text:span text:style-name="T1">#</text:span>A14)</text:p>
      <text:p text:style-name="P1">TP3_TC(<text:span text:style-name="T2">A15</text:span>, A16, A17, A18, A19, A20, A21, A22, A23, A24, A25, <text:span text:style-name="T4">#</text:span>A26)</text:p>
      <text:p text:style-name="P1">TP3_TD(<text:span text:style-name="T2">A27</text:span>)</text:p>
      <text:p text:style-name="P1">TP3_TE(<text:span text:style-name="T2">A28</text:span>)</text:p>
      <text:p text:style-name="P1">TP3_TF(<text:span text:style-name="T2">A29</text:span>, A30, A31, <text:span text:style-name="T5">#</text:span>A32, <text:span text:style-name="T4">#</text:span>A33, <text:span text:style-name="T1">#</text:span>A34)</text:p>
      <text:p text:style-name="P1">TP3_TG(<text:span text:style-name="T4">#</text:span><text:span text:style-name="T2">A35, </text:span><text:span text:style-name="T3">#</text:span><text:span text:style-name="T2">A36, </text:span><text:span text:style-name="T3">#</text:span><text:span text:style-name="T2">A37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1:10:51.431000000</meta:creation-date>
    <dc:date>2021-03-22T12:10:36.183000000</dc:date>
    <meta:editing-duration>PT29M13S</meta:editing-duration>
    <meta:editing-cycles>3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7" meta:word-count="37" meta:character-count="227" meta:non-whitespace-character-count="197"/>
  </office:meta>
</office:document-meta>
</file>